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Helvetica LT Std" svg:font-family="'Helvetica LT Std'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>
        <style:tab-stops>
          <style:tab-stop style:position="0.3311in"/>
          <style:tab-stop style:position="1.1555in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Table_20_Contents">
      <style:paragraph-properties>
        <style:tab-stops>
          <style:tab-stop style:position="0.4165in"/>
          <style:tab-stop style:position="1.2311in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Table_20_Contents">
      <style:paragraph-properties>
        <style:tab-stops>
          <style:tab-stop style:position="0.2937in"/>
          <style:tab-stop style:position="1.089in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able_20_Contents">
      <style:paragraph-properties>
        <style:tab-stops>
          <style:tab-stop style:position="0.3783in"/>
          <style:tab-stop style:position="1.1744in"/>
        </style:tab-stops>
      </style:paragraph-properties>
    </style:style>
    <style:style style:name="P5" style:family="paragraph" style:parent-style-name="Table_20_Contents">
      <style:paragraph-properties>
        <style:tab-stops>
          <style:tab-stop style:position="0.3311in"/>
          <style:tab-stop style:position="1.1555in"/>
        </style:tab-stops>
      </style:paragraph-properties>
    </style:style>
    <style:style style:name="P6" style:family="paragraph" style:parent-style-name="Table_20_Contents">
      <style:paragraph-properties>
        <style:tab-stops>
          <style:tab-stop style:position="0.4165in"/>
          <style:tab-stop style:position="1.2311in"/>
        </style:tab-stops>
      </style:paragraph-properties>
    </style:style>
    <style:style style:name="P7" style:family="paragraph" style:parent-style-name="Table_20_Contents">
      <style:paragraph-properties>
        <style:tab-stops>
          <style:tab-stop style:position="0.2937in"/>
          <style:tab-stop style:position="1.089in"/>
        </style:tab-stops>
      </style:paragraph-properties>
    </style:style>
    <style:style style:name="P8" style:family="paragraph" style:parent-style-name="Table_20_Contents">
      <style:paragraph-properties>
        <style:tab-stops>
          <style:tab-stop style:position="0.4638in"/>
          <style:tab-stop style:position="1.25in"/>
          <style:tab-stop style:position="1.7425in"/>
        </style:tab-stops>
      </style:paragraph-properties>
      <style:text-properties style:font-name="Times New Roman1" fo:font-size="10pt" style:font-size-asian="10pt" style:font-size-complex="10pt"/>
    </style:style>
    <style:style style:name="P9" style:family="paragraph" style:parent-style-name="Table_20_Contents">
      <style:paragraph-properties>
        <style:tab-stops>
          <style:tab-stop style:position="0.4638in"/>
          <style:tab-stop style:position="1.25in"/>
          <style:tab-stop style:position="1.7425in"/>
        </style:tab-stops>
      </style:paragraph-properties>
    </style:style>
    <style:style style:name="P10" style:family="paragraph" style:parent-style-name="Table_20_Contents">
      <style:paragraph-properties>
        <style:tab-stops>
          <style:tab-stop style:position="0.1654in"/>
        </style:tab-stops>
      </style:paragraph-properties>
      <style:text-properties style:font-name="Times New Roman" fo:font-size="10pt" style:font-size-asian="10pt" style:font-size-complex="10pt"/>
    </style:style>
    <style:style style:name="P11" style:family="paragraph" style:parent-style-name="Table_20_Heading">
      <style:text-properties fo:font-size="2pt" style:font-size-asian="2pt" style:font-size-complex="2pt"/>
    </style:style>
    <style:style style:name="P12" style:family="paragraph" style:parent-style-name="Text_20_body">
      <style:paragraph-properties>
        <style:tab-stops>
          <style:tab-stop style:position="0.3311in"/>
          <style:tab-stop style:position="1.1555in"/>
        </style:tab-stops>
      </style:paragraph-properties>
    </style:style>
    <style:style style:name="P13" style:family="paragraph" style:parent-style-name="Text_20_body">
      <style:paragraph-properties>
        <style:tab-stops>
          <style:tab-stop style:position="0.4165in"/>
          <style:tab-stop style:position="1.2311in"/>
        </style:tab-stops>
      </style:paragraph-properties>
    </style:style>
    <style:style style:name="P14" style:family="paragraph" style:parent-style-name="Text_20_body">
      <style:paragraph-properties>
        <style:tab-stops>
          <style:tab-stop style:position="0.2937in"/>
          <style:tab-stop style:position="1.089in"/>
        </style:tab-stops>
      </style:paragraph-properties>
    </style:style>
    <style:style style:name="P15" style:family="paragraph" style:parent-style-name="Text_20_body">
      <style:paragraph-properties>
        <style:tab-stops>
          <style:tab-stop style:position="0.4638in"/>
          <style:tab-stop style:position="1.25in"/>
          <style:tab-stop style:position="1.7425in"/>
        </style:tab-stops>
      </style:paragraph-properties>
    </style:style>
    <style:style style:name="P16" style:family="paragraph" style:parent-style-name="Text_20_body">
      <style:text-properties fo:font-size="11pt" style:font-size-asian="11pt" style:font-size-complex="11pt"/>
    </style:style>
    <style:style style:name="P17" style:family="paragraph" style:parent-style-name="Heading_20_1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Helvetica LT Std" fo:font-weight="bold" style:font-weight-asian="bold" style:font-weight-complex="bold"/>
    </style:style>
    <style:style style:name="T3" style:family="text">
      <style:text-properties style:font-name="Helvetica LT Std" fo:font-weight="bold" style:font-weight-asian="bold" style:font-name-complex="Helvetica LT Std" style:font-weight-complex="bold"/>
    </style:style>
    <style:style style:name="T4" style:family="text">
      <style:text-properties style:font-name="Helvetica LT Std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Palatino Linotype" fo:font-weight="normal" style:font-weight-asian="normal" style:font-name-complex="Palatino Linotype" style:font-weight-complex="normal"/>
    </style:style>
    <style:style style:name="Sect1" style:family="section">
      <style:section-properties fo:background-color="#f8f9fa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atlinks">
        <text:h text:style-name="Heading_20_1" text:outline-level="1"><text:span text:style-name="T2">Spanish Swadesh list</text:span></text:h>
        <text:p text:style-name="P5"><text:span text:style-name="T1">1 я </text:span><text:span text:style-name="T4">yo</text:span></text:p>
        <text:p text:style-name="P1">2 ты <text:span text:style-name="T2">tú</text:span></text:p>
        <text:p text:style-name="P1">3 он <text:span text:style-name="T2">él</text:span></text:p>
        <text:p text:style-name="P1">4 мы <text:span text:style-name="T2">nosotros</text:span></text:p>
        <text:p text:style-name="P1">5 вы <text:span text:style-name="T2">vosotros</text:span></text:p>
        <text:p text:style-name="P1">6 они <text:span text:style-name="T2">ellos, ellas</text:span></text:p>
        <text:p text:style-name="P1">7 этот, сей <text:span text:style-name="T2">este</text:span></text:p>
        <text:p text:style-name="P1">8 тот <text:span text:style-name="T2">ese, aquel</text:span></text:p>
        <text:p text:style-name="P1">9 здесь, тут <text:span text:style-name="T2">aquí, acá</text:span></text:p>
        <text:p text:style-name="P1">10 там <text:span text:style-name="T2">allí, allá</text:span></text:p>
        <text:p text:style-name="P1">11 кто <text:span text:style-name="T2">quien</text:span></text:p>
        <text:p text:style-name="P1">12 что <text:span text:style-name="T2">qué</text:span></text:p>
        <text:p text:style-name="P1">13 где <text:span text:style-name="T2">donde</text:span></text:p>
        <text:p text:style-name="P1">14 когда <text:span text:style-name="T2">cuando</text:span></text:p>
        <text:p text:style-name="P1">15 как <text:span text:style-name="T2">como</text:span></text:p>
        <text:p text:style-name="P1">16 не <text:span text:style-name="T2">no</text:span></text:p>
        <text:p text:style-name="P1">17 всё <text:span text:style-name="T2">todo</text:span></text:p>
        <text:p text:style-name="P1">18 много <text:span text:style-name="T2">mucho</text:span></text:p>
        <text:p text:style-name="P1">19 несколько <text:span text:style-name="T2">algunos</text:span></text:p>
        <text:p text:style-name="P1">20 немного, мало <text:span text:style-name="T2">poco</text:span></text:p>
        <text:p text:style-name="P1">21 другой <text:span text:style-name="T2">otro</text:span></text:p>
        <text:p text:style-name="P1">22 один <text:span text:style-name="T2">uno</text:span></text:p>
        <text:p text:style-name="P1">23 два <text:span text:style-name="T2">dos</text:span></text:p>
        <text:p text:style-name="P1">24 три <text:span text:style-name="T2">tres</text:span></text:p>
        <text:p text:style-name="P1">25 четыре <text:span text:style-name="T2">cuatro</text:span></text:p>
        <text:p text:style-name="P1">26 пять <text:span text:style-name="T2">cinco</text:span></text:p>
        <text:p text:style-name="P1">27 большой <text:span text:style-name="T2">grande</text:span></text:p>
        <text:p text:style-name="P1">28 длинный <text:span text:style-name="T2">largo</text:span></text:p>
        <text:p text:style-name="P1">29 широкий <text:span text:style-name="T2">ancho</text:span></text:p>
        <text:p text:style-name="P1">30 толстый <text:span text:style-name="T2">grueso</text:span></text:p>
        <text:p text:style-name="P1">31 тяжёлый <text:span text:style-name="T2">pesado</text:span></text:p>
        <text:p text:style-name="P1">32 маленький <text:span text:style-name="T2">pequeño</text:span></text:p>
        <text:p text:style-name="P1">33 короткий <text:span text:style-name="T2">corto</text:span></text:p>
        <text:p text:style-name="P1">34 узкий <text:span text:style-name="T2">estrecho</text:span></text:p>
        <text:p text:style-name="P1">35 тонкий <text:span text:style-name="T2">fino, delgado</text:span></text:p>
        <text:p text:style-name="P1">36 женщина <text:span text:style-name="T2">mujer</text:span></text:p>
        <text:p text:style-name="P1">37 мужчина <text:span text:style-name="T2">hombre</text:span></text:p>
        <text:p text:style-name="P1">38 человек <text:span text:style-name="T2">hombre</text:span></text:p>
        <text:p text:style-name="P1">39 дитя, ребёнок <text:span text:style-name="T2">niño</text:span></text:p>
        <text:p text:style-name="P1">40 жена <text:span text:style-name="T2">mujer, esposa</text:span></text:p>
        <text:p text:style-name="P1">41 муж <text:span text:style-name="T2">marido, esposo</text:span></text:p>
        <text:p text:style-name="P1">42 мать <text:span text:style-name="T2">madre</text:span></text:p>
        <text:p text:style-name="P1">43 отец <text:span text:style-name="T2">padre</text:span></text:p>
        <text:p text:style-name="P1">44 зверь, животное <text:span text:style-name="T2">animal</text:span></text:p>
        <text:p text:style-name="P1">45 рыба <text:span text:style-name="T2">pez</text:span></text:p>
        <text:p text:style-name="P1">46 птица <text:span text:style-name="T2">pájaro</text:span></text:p>
        <text:p text:style-name="P1">47 собака, щенок <text:span text:style-name="T2">perro</text:span></text:p>
        <text:p text:style-name="P1">48 вошь <text:span text:style-name="T2">piojo</text:span></text:p>
        <text:p text:style-name="P1">49 змея <text:span text:style-name="T2">serpiente</text:span></text:p>
        <text:p text:style-name="P1">50 червь <text:span text:style-name="T2">gusano</text:span></text:p>
        <text:p text:style-name="P1">51 дерево <text:span text:style-name="T2">árbol</text:span></text:p>
        <text:p text:style-name="P1">52 лес <text:span text:style-name="T2">bosque</text:span></text:p>
        <text:p text:style-name="P1">53 палка <text:span text:style-name="T2">palo, bastón</text:span></text:p>
        <text:p text:style-name="P1">54 плод <text:span text:style-name="T2">fruta</text:span></text:p>
        <text:p text:style-name="P1">55 семя <text:span text:style-name="T2">semilla</text:span></text:p>
        <text:p text:style-name="P1">56 лист <text:span text:style-name="T2">hoja</text:span></text:p>
        <text:p text:style-name="P1">57 корень <text:span text:style-name="T2">raíz</text:span></text:p>
        <text:p text:style-name="P1">58 кора <text:span text:style-name="T2">corteza</text:span></text:p>
        <text:p text:style-name="P1">59 цветок <text:span text:style-name="T2">flor</text:span></text:p>
        <text:p text:style-name="P1">60 трава <text:span text:style-name="T2">hierba</text:span></text:p>
        <text:p text:style-name="P1">61 верёвка <text:span text:style-name="T2">cuerda</text:span></text:p>
        <text:p text:style-name="P1">62 кожа <text:span text:style-name="T2">piel</text:span></text:p>
        <text:p text:style-name="P1">63 мясо <text:span text:style-name="T2">carne</text:span></text:p>
        <text:p text:style-name="P1">64 кровь <text:span text:style-name="T2">sangre</text:span></text:p>
        <text:p text:style-name="P1">65 кость <text:span text:style-name="T2">hueso</text:span></text:p>
        <text:p text:style-name="P1">66 жир <text:span text:style-name="T2">grasa</text:span></text:p>
        <text:p text:style-name="P1">67 яйцо <text:span text:style-name="T2">huevo</text:span></text:p>
        <text:p text:style-name="P1">68 рог <text:span text:style-name="T2">cuerno</text:span></text:p>
        <text:p text:style-name="P1">69 хвост <text:span text:style-name="T2">cola</text:span></text:p>
        <text:p text:style-name="P1">70 перо <text:span text:style-name="T2">pluma</text:span></text:p>
        <text:p text:style-name="P1">71 волосы <text:span text:style-name="T2">cabello</text:span></text:p>
        <text:p text:style-name="P1">72 голова <text:span text:style-name="T2">cabeza</text:span></text:p>
        <text:p text:style-name="P1">73 ухо <text:span text:style-name="T2">oreja</text:span></text:p>
        <text:p text:style-name="P1">74 глаз, око <text:span text:style-name="T2">ojo</text:span></text:p>
        <text:p text:style-name="P1">75 нос <text:span text:style-name="T2">nariz</text:span></text:p>
        <text:p text:style-name="P1">76 рот <text:span text:style-name="T2">boca</text:span></text:p>
        <text:p text:style-name="P1">77 зуб <text:span text:style-name="T2">diente</text:span></text:p>
        <text:p text:style-name="P1">78 язык <text:span text:style-name="T2">lengua</text:span></text:p>
        <text:p text:style-name="P1">79 ноготь <text:span text:style-name="T2">uña</text:span></text:p>
        <text:p text:style-name="P1">80 стопа, ступня <text:span text:style-name="T2">pie</text:span></text:p>
        <text:p text:style-name="P1">81 нога <text:span text:style-name="T2">pierna</text:span></text:p>
        <text:p text:style-name="P1">82 колено <text:span text:style-name="T2">rodilla</text:span></text:p>
        <text:p text:style-name="P1">83 рука, ладонь <text:span text:style-name="T2">mano</text:span></text:p>
        <text:p text:style-name="P1">84 крыло <text:span text:style-name="T2">ala</text:span></text:p>
        <text:p text:style-name="P1">85 живот, утроба, нутро <text:span text:style-name="T2">vientre</text:span></text:p>
        <text:p text:style-name="P1">86 внутренности, кишки <text:span text:style-name="T2">tripas</text:span></text:p>
        <text:p text:style-name="P1">87 шея <text:span text:style-name="T2">cuello</text:span></text:p>
        <text:p text:style-name="P1">88 спина <text:span text:style-name="T2">espalda</text:span></text:p>
        <text:p text:style-name="P1">89 грудь <text:span text:style-name="T2">pecho</text:span></text:p>
        <text:p text:style-name="P1">90 сердце <text:span text:style-name="T2">corazon</text:span></text:p>
        <text:p text:style-name="P1">91 печень <text:span text:style-name="T2">hígado</text:span></text:p>
        <text:p text:style-name="P1">92 пить <text:span text:style-name="T2">beber</text:span></text:p>
        <text:p text:style-name="P1">93 есть&lt;/td <text:span text:style-name="T2">comer</text:span></text:p>
        <text:p text:style-name="P1">94 грызть, кусать <text:span text:style-name="T2">morder</text:span></text:p>
        <text:p text:style-name="P1">95 сосать <text:span text:style-name="T2">chupar</text:span></text:p>
        <text:p text:style-name="P1">96 плевать <text:span text:style-name="T2">escupir</text:span></text:p>
        <text:p text:style-name="P1">97 рвать, блевать <text:span text:style-name="T2">vomitar</text:span></text:p>
        <text:p text:style-name="P1">98 дуть <text:span text:style-name="T2">soplar</text:span></text:p>
        <text:p text:style-name="P1">99 дышать <text:span text:style-name="T2">respirar</text:span></text:p>
        <text:p text:style-name="P1">100 смеяться <text:span text:style-name="T2">reir</text:span></text:p>
        <text:p text:style-name="P1">101 видеть <text:span text:style-name="T2">ver</text:span></text:p>
        <text:p text:style-name="P1">102 слышать <text:span text:style-name="T2">oïr</text:span></text:p>
        <text:p text:style-name="P1">103 знать <text:span text:style-name="T2">saber</text:span></text:p>
        <text:p text:style-name="P1">104 думать <text:span text:style-name="T2">pensar</text:span></text:p>
        <text:p text:style-name="P1">105 нюхать, чуять <text:span text:style-name="T2">oler</text:span></text:p>
        <text:p text:style-name="P1">106 бояться <text:span text:style-name="T2">temer</text:span></text:p>
        <text:p text:style-name="P1">107 спать <text:span text:style-name="T2">dormir</text:span></text:p>
        <text:p text:style-name="P1">108 жить <text:span text:style-name="T2">vivir</text:span></text:p>
        <text:p text:style-name="P1">109 умереть <text:span text:style-name="T2">morir</text:span></text:p>
        <text:p text:style-name="P1">110 убивать <text:span text:style-name="T2">matar</text:span></text:p>
        <text:p text:style-name="P1">111 бороться, биться <text:span text:style-name="T2">batir</text:span></text:p>
        <text:p text:style-name="P1">112 охотиться <text:span text:style-name="T2">cazar</text:span></text:p>
        <text:p text:style-name="P1">113 ударить <text:span text:style-name="T2">golpear</text:span></text:p>
        <text:p text:style-name="P1">114 резать, рубить <text:span text:style-name="T2">cortar</text:span></text:p>
        <text:p text:style-name="P1">115 делить, разделить <text:span text:style-name="T2">partir, dividir, separar</text:span></text:p>
        <text:p text:style-name="P1">116 кольнуть <text:span text:style-name="T2">apuñalar</text:span></text:p>
        <text:p text:style-name="P1">117 царапать <text:span text:style-name="T2">arañar, rascar</text:span></text:p>
        <text:p text:style-name="P1">118 копать, рыть <text:span text:style-name="T2">cavar</text:span></text:p>
        <text:p text:style-name="P1">119 плавать, плыть <text:span text:style-name="T2">nadar</text:span></text:p>
        <text:p text:style-name="P1">120 летать <text:span text:style-name="T2">volar</text:span></text:p>
        <text:p text:style-name="P1">121 ходить, идти <text:span text:style-name="T2">andar, caminar, marchar</text:span></text:p>
        <text:p text:style-name="P1">122 приходить, прийти <text:span text:style-name="T2">venir</text:span></text:p>
        <text:p text:style-name="P1">123 лежать <text:span text:style-name="T2">yacer, estar acostado</text:span></text:p>
        <text:p text:style-name="P1">124 сидеть <text:span text:style-name="T2">estar sentado</text:span></text:p>
        <text:p text:style-name="P1">125 стоять <text:span text:style-name="T2">estar de pie</text:span></text:p>
        <text:p text:style-name="P1">126 вертеть <text:span text:style-name="T2">voltear</text:span></text:p>
        <text:p text:style-name="P1">127 падать <text:span text:style-name="T2">caer</text:span></text:p>
        <text:p text:style-name="P1">128 давать (дарить) <text:span text:style-name="T2">dar</text:span></text:p>
        <text:p text:style-name="P1">129 держать <text:span text:style-name="T2">tener, sostener</text:span></text:p>
        <text:p text:style-name="P1">130 сжимать <text:span text:style-name="T2">apretar</text:span></text:p>
        <text:p text:style-name="P1">131 тереть <text:span text:style-name="T2">frotar</text:span></text:p>
        <text:p text:style-name="P1">132 мыть <text:span text:style-name="T2">lavar</text:span></text:p>
        <text:p text:style-name="P1">133 вытирать <text:span text:style-name="T2">secar, enjugar</text:span></text:p>
        <text:p text:style-name="P1">134 тянуть <text:span text:style-name="T2">tirar</text:span></text:p>
        <text:p text:style-name="P1"><text:soft-page-break/>135 толкать <text:span text:style-name="T2">empujar</text:span></text:p>
        <text:p text:style-name="P1">136 бросать, кидать <text:span text:style-name="T2">tirar, arrojar</text:span></text:p>
        <text:p text:style-name="P1">137 вязать, связывать <text:span text:style-name="T2">atar</text:span></text:p>
        <text:p text:style-name="P1">138 шить <text:span text:style-name="T2">coser</text:span></text:p>
        <text:p text:style-name="P1">139 считать <text:span text:style-name="T2">contar</text:span></text:p>
        <text:p text:style-name="P1">140 говорить, сказать <text:span text:style-name="T2">decir</text:span></text:p>
        <text:p text:style-name="P1">141 петь <text:span text:style-name="T2">cantar</text:span></text:p>
        <text:p text:style-name="P1">142 играть <text:span text:style-name="T2">jugar</text:span></text:p>
        <text:p text:style-name="P1">143 плыть <text:span text:style-name="T2">flotar</text:span></text:p>
        <text:p text:style-name="P1">144 течь <text:span text:style-name="T2">fluir</text:span></text:p>
        <text:p text:style-name="P1">145 замёрзнуть, замерзать <text:span text:style-name="T2">helar</text:span></text:p>
        <text:p text:style-name="P1">146 пухнуть <text:span text:style-name="T2">hincharse</text:span></text:p>
        <text:p text:style-name="P1">147 солнце <text:span text:style-name="T2">sol</text:span></text:p>
        <text:p text:style-name="P1">148 луна <text:span text:style-name="T2">luna</text:span></text:p>
        <text:p text:style-name="P1">149 звезда <text:span text:style-name="T2">estrella</text:span></text:p>
        <text:p text:style-name="P1">150 вода <text:span text:style-name="T2">agua</text:span></text:p>
        <text:p text:style-name="P1">151 дождь <text:span text:style-name="T2">lluvia</text:span></text:p>
        <text:p text:style-name="P1">152 река <text:span text:style-name="T2">río</text:span></text:p>
        <text:p text:style-name="P1">153 озеро <text:span text:style-name="T2">lago</text:span></text:p>
        <text:p text:style-name="P1">154 море <text:span text:style-name="T2">mar</text:span></text:p>
        <text:p text:style-name="P1">155 соль <text:span text:style-name="T2">sal</text:span></text:p>
        <text:p text:style-name="P1">156 камень <text:span text:style-name="T2">piedra</text:span></text:p>
        <text:p text:style-name="P1">157 песок <text:span text:style-name="T2">arena</text:span></text:p>
        <text:p text:style-name="P1">158 пыль <text:span text:style-name="T2">polvo</text:span></text:p>
        <text:p text:style-name="P1">159 земля <text:span text:style-name="T2">tierra</text:span></text:p>
        <text:p text:style-name="P1">160 облако <text:span text:style-name="T2">nube</text:span></text:p>
        <text:p text:style-name="P1">161 туман <text:span text:style-name="T2">niebla</text:span></text:p>
        <text:p text:style-name="P1">162 небо <text:span text:style-name="T2">cielo</text:span></text:p>
        <text:p text:style-name="P1">163 ветер <text:span text:style-name="T2">viento</text:span></text:p>
        <text:p text:style-name="P1">164 снег <text:span text:style-name="T2">nieve</text:span></text:p>
        <text:p text:style-name="P1">165 лёд <text:span text:style-name="T2">hielo</text:span></text:p>
        <text:p text:style-name="P1">166 дым <text:span text:style-name="T2">humo</text:span></text:p>
        <text:p text:style-name="P1">167 огонь <text:span text:style-name="T2">fuego</text:span></text:p>
        <text:p text:style-name="P1">168 зола, пепел <text:span text:style-name="T2">ceniza</text:span></text:p>
        <text:p text:style-name="P1">169 жечь <text:span text:style-name="T2">quemar</text:span></text:p>
        <text:p text:style-name="P1">170 дорога, путь <text:span text:style-name="T2">camino</text:span></text:p>
        <text:p text:style-name="P1">171 гора <text:span text:style-name="T2">montaňa, monte</text:span></text:p>
        <text:p text:style-name="P1">172 красный <text:span text:style-name="T2">rojo</text:span></text:p>
        <text:p text:style-name="P1">173 зелёный <text:span text:style-name="T2">verde</text:span></text:p>
        <text:p text:style-name="P1">174 жёлтый <text:span text:style-name="T2">amarillo</text:span></text:p>
        <text:p text:style-name="P1">175 белый <text:span text:style-name="T2">blanco</text:span></text:p>
        <text:p text:style-name="P1">176 чёрный <text:span text:style-name="T2">negro</text:span></text:p>
        <text:p text:style-name="P1">177 ночь <text:span text:style-name="T2">noche</text:span></text:p>
        <text:p text:style-name="P1">178 день <text:span text:style-name="T2">día</text:span></text:p>
        <text:p text:style-name="P1">179 год <text:span text:style-name="T2">año</text:span></text:p>
        <text:p text:style-name="P1">180 тёплый <text:span text:style-name="T2">cálido</text:span></text:p>
        <text:p text:style-name="P1">181 холодный <text:span text:style-name="T2">frío</text:span></text:p>
        <text:p text:style-name="P1">182 полный <text:span text:style-name="T2">lleno</text:span></text:p>
        <text:p text:style-name="P1">183 новый <text:span text:style-name="T2">nuevo</text:span></text:p>
        <text:p text:style-name="P1">184 старый <text:span text:style-name="T2">viejo</text:span></text:p>
        <text:p text:style-name="P1">185 хороший, добрый <text:span text:style-name="T2">bueno</text:span></text:p>
        <text:p text:style-name="P1">186 злой, плохой <text:span text:style-name="T2">malo</text:span></text:p>
        <text:p text:style-name="P1">187 гнилой <text:span text:style-name="T2">podrido</text:span></text:p>
        <text:p text:style-name="P1">188 грязный <text:span text:style-name="T2">sucio</text:span></text:p>
        <text:p text:style-name="P1">189 прямой <text:span text:style-name="T2">derecho, recto</text:span></text:p>
        <text:p text:style-name="P1">190 круглый <text:span text:style-name="T2">redondo</text:span></text:p>
        <text:p text:style-name="P1">191 острый <text:span text:style-name="T2">agudo, afilado</text:span></text:p>
        <text:p text:style-name="P1">192 тупой <text:span text:style-name="T2">romo, obtuso</text:span></text:p>
        <text:p text:style-name="P1">193 гладкий, ровный <text:span text:style-name="T2">llano, liso</text:span></text:p>
        <text:p text:style-name="P1">194 мокрый <text:span text:style-name="T2">mojado, húmedo</text:span></text:p>
        <text:p text:style-name="P1">195 сухой <text:span text:style-name="T2">seco</text:span></text:p>
        <text:p text:style-name="P1">196 правильный <text:span text:style-name="T2">correcto</text:span></text:p>
        <text:p text:style-name="P1">197 близкий <text:span text:style-name="T2">cercano, próximo</text:span></text:p>
        <text:p text:style-name="P1">198 далёкий, дальний <text:span text:style-name="T2">lejano</text:span></text:p>
        <text:p text:style-name="P1">199 правый <text:span text:style-name="T2">derecho</text:span></text:p>
        <text:p text:style-name="P1">200 левый <text:span text:style-name="T2">izquierdo</text:span></text:p>
        <text:p text:style-name="P1">201 при, у, возле <text:span text:style-name="T2">cerca de, junto a</text:span></text:p>
        <text:p text:style-name="P1">202 в <text:span text:style-name="T2">en</text:span></text:p>
        <text:p text:style-name="P1">203 с <text:span text:style-name="T2">con</text:span></text:p>
        <text:p text:style-name="P1">204 и <text:span text:style-name="T2">y</text:span></text:p>
        <text:p text:style-name="P1">205 если <text:span text:style-name="T2">si</text:span></text:p>
        <text:p text:style-name="P1">206 потому что <text:span text:style-name="T2">porque</text:span></text:p>
        <text:p text:style-name="P1">207 имя <text:span text:style-name="T2">nombr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Helvetica LT Std" svg:font-family="'Helvetica LT Std'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la" fo:country="VA" style:letter-kerning="true" style:font-name-asian="DejaVu Sans" style:font-size-asian="10.5pt" style:language-asian="zh" style:country-asian="CN" style:font-name-complex="Times New Roman1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style:use-window-font-color="true" style:font-name="Times New Roman" fo:font-size="12pt" fo:language="la" fo:country="VA" style:letter-kerning="true" style:font-name-asian="DejaVu Sans" style:font-size-asian="10.5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Arial1" style:font-family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imes New Roman1" style:font-family-complex="'Times New Roman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imes New Roman1" style:font-family-complex="'Times New Roma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mes New Roman1" style:font-family-complex="'Times New Roman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fo:background-color="transparent" style:writing-mode="lr-tb" draw:fill="none" draw:fill-color="#99ccff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Щ*ДЕ? эжщшп</meta:initial-creator>
    <meta:creation-date>2017-08-28T20:44:41</meta:creation-date>
    <meta:generator>LibreOffice/5.1.6.2$Linux_X86_64 LibreOffice_project/10m0$Build-2</meta:generator>
    <dc:date>2018-01-26T06:00:38.419276221</dc:date>
    <meta:editing-duration>PT23H36M28S</meta:editing-duration>
    <meta:editing-cycles>17</meta:editing-cycles>
    <meta:document-statistic meta:table-count="0" meta:image-count="0" meta:object-count="0" meta:page-count="2" meta:paragraph-count="208" meta:word-count="691" meta:character-count="3600" meta:non-whitespace-character-count="3117"/>
  </office:meta>
</office:document-meta>
</file>